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19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8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number-columns-repeated="20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0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0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0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0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0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0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0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1:32:21.353800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11:35:48.350381853</dc:date>
    <meta:editing-duration>P1DT13H45M18S</meta:editing-duration>
    <meta:editing-cycles>197</meta:editing-cycles>
    <meta:generator>LibreOffice/5.1.6.2$Linux_X86_64 LibreOffice_project/10m0$Build-2</meta:generator>
    <meta:document-statistic meta:table-count="3" meta:cell-count="2035" meta:object-count="0"/>
  </office:meta>
</office:document-meta>
</file>